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00A0000000A2BED265059697777.gif" manifest:media-type="image/gif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9cm"/>
    </style:style>
    <style:style style:name="co3" style:family="table-column">
      <style:table-column-properties fo:break-before="auto" style:column-width="4.38cm"/>
    </style:style>
    <style:style style:name="co4" style:family="table-column">
      <style:table-column-properties fo:break-before="auto" style:column-width="3.616cm"/>
    </style:style>
    <style:style style:name="co5" style:family="table-column">
      <style:table-column-properties fo:break-before="auto" style:column-width="2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.022cm" svg:height="15.199cm" svg:x="3.887cm" svg:y="50.159cm">
            <draw:object draw:notify-on-update-of-ranges="Sheet1.I25:Sheet1.I41 Sheet1.J24:Sheet1.J24 Sheet1.J25:Sheet1.J41 Sheet1.K24:Sheet1.K24 Sheet1.K25:Sheet1.K41 Sheet1.L24:Sheet1.L24 Sheet1.L25:Sheet1.L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989cm" svg:height="14.618cm" svg:x="4.451cm" svg:y="98.624cm">
            <draw:object draw:notify-on-update-of-ranges="Sheet1.C148:Sheet1.C195 Sheet1.D147:Sheet1.D147 Sheet1.D148:Sheet1.D1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.425cm" svg:height="14.301cm" svg:x="5.271cm" svg:y="144.639cm">
            <draw:object draw:notify-on-update-of-ranges="Sheet1.H292:Sheet1.H308 Sheet1.I291:Sheet1.I291 Sheet1.I292:Sheet1.I308 Sheet1.J291:Sheet1.J291 Sheet1.J292:Sheet1.J308 Sheet1.K291:Sheet1.K291 Sheet1.K292:Sheet1.K30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Date</text:p>
          </table:table-cell>
          <table:table-cell office:value-type="string" calcext:value-type="string">
            <text:p>Total Messages</text:p>
          </table:table-cell>
          <table:table-cell office:value-type="string" calcext:value-type="string">
            <text:p>Total Received Messages</text:p>
          </table:table-cell>
          <table:table-cell office:value-type="string" calcext:value-type="string">
            <text:p>Total Sent Messages</text:p>
          </table:table-cell>
        </table:table-row>
        <table:table-row table:style-name="ro1">
          <table:table-cell table:number-columns-repeated="8"/>
          <table:table-cell table:style-name="ce1" office:value-type="date" office:date-value="2023-02-02" calcext:value-type="date">
            <text:p>2023-02-02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+-------------+-----------+</text:p>
          </table:table-cell>
          <table:table-cell table:number-columns-repeated="7"/>
          <table:table-cell table:style-name="ce1" office:value-type="date" office:date-value="2023-02-06" calcext:value-type="date">
            <text:p>2023-02-0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s/>dateandtime <text:s/>counttype </text:p>
          </table:table-cell>
          <table:table-cell table:number-columns-repeated="2"/>
          <table:table-cell office:value-type="string" calcext:value-type="string">
            <text:p><text:s/>dateandtime </text:p>
          </table:table-cell>
          <table:table-cell table:number-columns-repeated="3" office:value-type="string" calcext:value-type="string">
            <text:p><text:s/>counttype </text:p>
          </table:table-cell>
          <table:table-cell/>
          <table:table-cell table:style-name="ce1" office:value-type="date" office:date-value="2023-02-07" calcext:value-type="date">
            <text:p>2023-02-07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+-------------+-----------+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Total Messages</text:p>
          </table:table-cell>
          <table:table-cell office:value-type="string" calcext:value-type="string">
            <text:p>Total Received Messages</text:p>
          </table:table-cell>
          <table:table-cell office:value-type="string" calcext:value-type="string">
            <text:p>Total Sent Messages</text:p>
          </table:table-cell>
          <table:table-cell/>
          <table:table-cell table:style-name="ce1" office:value-type="date" office:date-value="2023-02-14" calcext:value-type="date">
            <text:p>2023-02-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2022-06-02 <text:s text:c="9"/>45 </text:p>
          </table:table-cell>
          <table:table-cell table:number-columns-repeated="2"/>
          <table:table-cell table:style-name="ce1" office:value-type="date" office:date-value="2023-02-02" calcext:value-type="date">
            <text:p>2023-02-02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date" office:date-value="2023-02-16" calcext:value-type="date">
            <text:p>2023-02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2022-06-06 <text:s text:c="9"/>70 </text:p>
          </table:table-cell>
          <table:table-cell table:number-columns-repeated="2"/>
          <table:table-cell table:style-name="ce1" office:value-type="date" office:date-value="2023-02-06" calcext:value-type="date">
            <text:p>2023-02-0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table:style-name="ce1" office:value-type="date" office:date-value="2023-02-17" calcext:value-type="date">
            <text:p>2023-02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2022-06-07 <text:s text:c="9"/>41 </text:p>
          </table:table-cell>
          <table:table-cell table:number-columns-repeated="2"/>
          <table:table-cell table:style-name="ce1" office:value-type="date" office:date-value="2023-02-07" calcext:value-type="date">
            <text:p>2023-02-07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date" office:date-value="2023-02-19" calcext:value-type="date">
            <text:p>2023-02-1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s/>2022-06-14 <text:s text:c="9"/>22 </text:p>
          </table:table-cell>
          <table:table-cell table:number-columns-repeated="2"/>
          <table:table-cell table:style-name="ce1" office:value-type="date" office:date-value="2023-02-14" calcext:value-type="date">
            <text:p>2023-02-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style-name="ce1" office:value-type="date" office:date-value="2023-02-20" calcext:value-type="date">
            <text:p>2023-02-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2023-02-16 <text:s text:c="10"/>2 </text:p>
          </table:table-cell>
          <table:table-cell table:number-columns-repeated="2"/>
          <table:table-cell table:style-name="ce1" office:value-type="date" office:date-value="2023-02-16" calcext:value-type="date">
            <text:p>2023-02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date" office:date-value="2023-02-21" calcext:value-type="date">
            <text:p>2023-02-2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2023-02-17 <text:s text:c="10"/>2 </text:p>
          </table:table-cell>
          <table:table-cell table:number-columns-repeated="2"/>
          <table:table-cell table:style-name="ce1" office:value-type="date" office:date-value="2023-02-17" calcext:value-type="date">
            <text:p>2023-02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date" office:date-value="2023-02-23" calcext:value-type="date">
            <text:p>2023-02-23</text:p>
          </table:table-cell>
          <table:table-cell office:value-type="float" office:value="388" calcext:value-type="float">
            <text:p>388</text:p>
          </table:table-cell>
          <table:table-cell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<text:s/>2023-02-19 <text:s text:c="9"/>24 </text:p>
          </table:table-cell>
          <table:table-cell table:number-columns-repeated="2"/>
          <table:table-cell table:style-name="ce1" office:value-type="date" office:date-value="2023-02-19" calcext:value-type="date">
            <text:p>2023-02-1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date" office:date-value="2023-02-24" calcext:value-type="date">
            <text:p>2023-02-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2023-02-20 <text:s text:c="9"/>11 </text:p>
          </table:table-cell>
          <table:table-cell table:number-columns-repeated="2"/>
          <table:table-cell table:style-name="ce1" office:value-type="date" office:date-value="2023-02-20" calcext:value-type="date">
            <text:p>2023-02-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date" office:date-value="2023-02-27" calcext:value-type="date">
            <text:p>2023-02-27</text:p>
          </table:table-cell>
          <table:table-cell office:value-type="float" office:value="380" calcext:value-type="float">
            <text:p>380</text:p>
          </table:table-cell>
          <table:table-cell office:value-type="float" office:value="136" calcext:value-type="float">
            <text:p>13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<text:s/>2023-02-21 <text:s text:c="9"/>32 </text:p>
          </table:table-cell>
          <table:table-cell table:number-columns-repeated="2"/>
          <table:table-cell table:style-name="ce1" office:value-type="date" office:date-value="2023-02-21" calcext:value-type="date">
            <text:p>2023-02-2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date" office:date-value="2023-02-28" calcext:value-type="date">
            <text:p>2023-02-28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<text:s/>2023-02-23 <text:s text:c="8"/>388 </text:p>
          </table:table-cell>
          <table:table-cell table:number-columns-repeated="2"/>
          <table:table-cell table:style-name="ce1" office:value-type="date" office:date-value="2023-02-23" calcext:value-type="date">
            <text:p>2023-02-23</text:p>
          </table:table-cell>
          <table:table-cell office:value-type="float" office:value="388" calcext:value-type="float">
            <text:p>388</text:p>
          </table:table-cell>
          <table:table-cell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Total</text:p>
          </table:table-cell>
          <table:table-cell table:formula="of:=SUM([.J8:.J20])" office:value-type="float" office:value="1121" calcext:value-type="float">
            <text:p>1121</text:p>
          </table:table-cell>
          <table:table-cell table:formula="of:=SUM([.K8:.K20])" office:value-type="float" office:value="427" calcext:value-type="float">
            <text:p>427</text:p>
          </table:table-cell>
          <table:table-cell table:formula="of:=SUM([.L8:.L20])"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<text:s/>2023-02-24 <text:s text:c="10"/>8 </text:p>
          </table:table-cell>
          <table:table-cell table:number-columns-repeated="2"/>
          <table:table-cell table:style-name="ce1" office:value-type="date" office:date-value="2023-02-24" calcext:value-type="date">
            <text:p>2023-02-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023-02-27 <text:s text:c="8"/>380 </text:p>
          </table:table-cell>
          <table:table-cell table:number-columns-repeated="2"/>
          <table:table-cell table:style-name="ce1" office:value-type="date" office:date-value="2023-02-27" calcext:value-type="date">
            <text:p>2023-02-27</text:p>
          </table:table-cell>
          <table:table-cell office:value-type="float" office:value="380" calcext:value-type="float">
            <text:p>380</text:p>
          </table:table-cell>
          <table:table-cell office:value-type="float" office:value="136" calcext:value-type="float">
            <text:p>136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023-02-28 <text:s text:c="9"/>96 </text:p>
          </table:table-cell>
          <table:table-cell table:number-columns-repeated="2"/>
          <table:table-cell table:style-name="ce1" office:value-type="date" office:date-value="2023-02-28" calcext:value-type="date">
            <text:p>2023-02-28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otal Messages</text:p>
          </table:table-cell>
          <table:table-cell office:value-type="string" calcext:value-type="string">
            <text:p>Total Received Messages</text:p>
          </table:table-cell>
          <table:table-cell office:value-type="string" calcext:value-type="string">
            <text:p>Total Sent Messages</text:p>
          </table:table-cell>
        </table:table-row>
        <table:table-row table:style-name="ro1">
          <table:table-cell office:value-type="string" calcext:value-type="string">
            <text:p><text:s/>2023-03-01 <text:s text:c="9"/>26 </text:p>
          </table:table-cell>
          <table:table-cell table:number-columns-repeated="2"/>
          <table:table-cell table:style-name="ce1" office:value-type="date" office:date-value="2023-03-01" calcext:value-type="date">
            <text:p>2023-03-0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date" office:date-value="2023-03-01" calcext:value-type="date">
            <text:p>2023-03-0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s/>2023-03-02 <text:s text:c="10"/>2 </text:p>
          </table:table-cell>
          <table:table-cell table:number-columns-repeated="2"/>
          <table:table-cell table:style-name="ce1" office:value-type="date" office:date-value="2023-03-02" calcext:value-type="date">
            <text:p>2023-03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date" office:date-value="2023-03-02" calcext:value-type="date">
            <text:p>2023-03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2023-03-05 <text:s text:c="10"/>6 </text:p>
          </table:table-cell>
          <table:table-cell table:number-columns-repeated="2"/>
          <table:table-cell table:style-name="ce1" office:value-type="date" office:date-value="2023-03-05" calcext:value-type="date">
            <text:p>2023-03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date" office:date-value="2023-03-05" calcext:value-type="date">
            <text:p>2023-03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2023-03-08 <text:s text:c="9"/>15 </text:p>
          </table:table-cell>
          <table:table-cell table:number-columns-repeated="2"/>
          <table:table-cell table:style-name="ce1" office:value-type="date" office:date-value="2023-03-08" calcext:value-type="date">
            <text:p>2023-03-0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date" office:date-value="2023-03-08" calcext:value-type="date">
            <text:p>2023-03-0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2023-03-09 <text:s text:c="10"/>2 </text:p>
          </table:table-cell>
          <table:table-cell table:number-columns-repeated="2"/>
          <table:table-cell table:style-name="ce1" office:value-type="date" office:date-value="2023-03-09" calcext:value-type="date">
            <text:p>2023-03-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date" office:date-value="2023-03-09" calcext:value-type="date">
            <text:p>2023-03-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2023-03-13 <text:s text:c="9"/>43 </text:p>
          </table:table-cell>
          <table:table-cell table:number-columns-repeated="2"/>
          <table:table-cell table:style-name="ce1" office:value-type="date" office:date-value="2023-03-13" calcext:value-type="date">
            <text:p>2023-03-13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date" office:date-value="2023-03-13" calcext:value-type="date">
            <text:p>2023-03-13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s/>2023-03-14 <text:s text:c="9"/>18 </text:p>
          </table:table-cell>
          <table:table-cell table:number-columns-repeated="2"/>
          <table:table-cell table:style-name="ce1" office:value-type="date" office:date-value="2023-03-14" calcext:value-type="date">
            <text:p>2023-03-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date" office:date-value="2023-03-14" calcext:value-type="date">
            <text:p>2023-03-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2023-03-15 <text:s text:c="9"/>18 </text:p>
          </table:table-cell>
          <table:table-cell table:number-columns-repeated="2"/>
          <table:table-cell table:style-name="ce1" office:value-type="date" office:date-value="2023-03-15" calcext:value-type="date">
            <text:p>2023-03-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date" office:date-value="2023-03-15" calcext:value-type="date">
            <text:p>2023-03-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2023-03-16 <text:s text:c="9"/>11 </text:p>
          </table:table-cell>
          <table:table-cell table:number-columns-repeated="2"/>
          <table:table-cell table:style-name="ce1" office:value-type="date" office:date-value="2023-03-16" calcext:value-type="date">
            <text:p>2023-03-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date" office:date-value="2023-03-16" calcext:value-type="date">
            <text:p>2023-03-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2023-03-17 <text:s text:c="9"/>20 </text:p>
          </table:table-cell>
          <table:table-cell table:number-columns-repeated="2"/>
          <table:table-cell table:style-name="ce1" office:value-type="date" office:date-value="2023-03-17" calcext:value-type="date">
            <text:p>2023-03-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date" office:date-value="2023-03-17" calcext:value-type="date">
            <text:p>2023-03-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2023-03-20 <text:s text:c="9"/>22 </text:p>
          </table:table-cell>
          <table:table-cell table:number-columns-repeated="2"/>
          <table:table-cell table:style-name="ce1" office:value-type="date" office:date-value="2023-03-20" calcext:value-type="date">
            <text:p>2023-03-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date" office:date-value="2023-03-20" calcext:value-type="date">
            <text:p>2023-03-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s/>2023-03-21 <text:s text:c="10"/>2 </text:p>
          </table:table-cell>
          <table:table-cell table:number-columns-repeated="2"/>
          <table:table-cell table:style-name="ce1" office:value-type="date" office:date-value="2023-03-21" calcext:value-type="date">
            <text:p>2023-03-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date" office:date-value="2023-03-21" calcext:value-type="date">
            <text:p>2023-03-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2023-03-22 <text:s text:c="10"/>7 </text:p>
          </table:table-cell>
          <table:table-cell table:number-columns-repeated="2"/>
          <table:table-cell table:style-name="ce1" office:value-type="date" office:date-value="2023-03-22" calcext:value-type="date">
            <text:p>2023-03-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date" office:date-value="2023-03-22" calcext:value-type="date">
            <text:p>2023-03-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2023-03-23 <text:s text:c="10"/>8 </text:p>
          </table:table-cell>
          <table:table-cell table:number-columns-repeated="2"/>
          <table:table-cell table:style-name="ce1" office:value-type="date" office:date-value="2023-03-23" calcext:value-type="date">
            <text:p>2023-03-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date" office:date-value="2023-03-23" calcext:value-type="date">
            <text:p>2023-03-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2023-03-27 <text:s text:c="9"/>30 </text:p>
          </table:table-cell>
          <table:table-cell table:number-columns-repeated="2"/>
          <table:table-cell table:style-name="ce1" office:value-type="date" office:date-value="2023-03-27" calcext:value-type="date">
            <text:p>2023-03-2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date" office:date-value="2023-03-27" calcext:value-type="date">
            <text:p>2023-03-2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s/>2023-03-29 <text:s text:c="10"/>6 </text:p>
          </table:table-cell>
          <table:table-cell table:number-columns-repeated="2"/>
          <table:table-cell table:style-name="ce1" office:value-type="date" office:date-value="2023-03-29" calcext:value-type="date">
            <text:p>2023-03-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date" office:date-value="2023-03-29" calcext:value-type="date">
            <text:p>2023-03-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2023-03-30 <text:s text:c="10"/>4 </text:p>
          </table:table-cell>
          <table:table-cell table:number-columns-repeated="2"/>
          <table:table-cell table:style-name="ce1" office:value-type="date" office:date-value="2023-03-30" calcext:value-type="date">
            <text:p>2023-03-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office:value-type="date" office:date-value="2023-03-30" calcext:value-type="date">
            <text:p>2023-03-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2023-04-03 <text:s text:c="10"/>2 </text:p>
          </table:table-cell>
          <table:table-cell table:number-columns-repeated="2"/>
          <table:table-cell table:style-name="ce1" office:value-type="date" office:date-value="2023-04-03" calcext:value-type="date">
            <text:p>2023-04-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SUM([.J25:.J41])" office:value-type="float" office:value="240" calcext:value-type="float">
            <text:p>240</text:p>
          </table:table-cell>
          <table:table-cell table:formula="of:=SUM([.K25:.K41])" office:value-type="float" office:value="85" calcext:value-type="float">
            <text:p>85</text:p>
          </table:table-cell>
          <table:table-cell table:formula="of:=SUM([.L25:.L41])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<text:s/>2023-04-04 <text:s text:c="10"/>4 </text:p>
          </table:table-cell>
          <table:table-cell table:number-columns-repeated="2"/>
          <table:table-cell table:style-name="ce1" office:value-type="date" office:date-value="2023-04-04" calcext:value-type="date">
            <text:p>2023-04-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023-04-11 <text:s text:c="10"/>2 </text:p>
          </table:table-cell>
          <table:table-cell table:number-columns-repeated="2"/>
          <table:table-cell table:style-name="ce1" office:value-type="date" office:date-value="2023-04-11" calcext:value-type="date">
            <text:p>2023-04-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023-04-16 <text:s text:c="10"/>8 </text:p>
          </table:table-cell>
          <table:table-cell table:number-columns-repeated="2"/>
          <table:table-cell table:style-name="ce1" office:value-type="date" office:date-value="2023-04-16" calcext:value-type="date">
            <text:p>2023-04-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023-04-20 <text:s text:c="9"/>19 </text:p>
          </table:table-cell>
          <table:table-cell table:number-columns-repeated="2"/>
          <table:table-cell table:style-name="ce1" office:value-type="date" office:date-value="2023-04-20" calcext:value-type="date">
            <text:p>2023-04-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otal Messages</text:p>
          </table:table-cell>
          <table:table-cell office:value-type="string" calcext:value-type="string">
            <text:p>Total Received Messages</text:p>
          </table:table-cell>
          <table:table-cell office:value-type="string" calcext:value-type="string">
            <text:p>Total Sent Messages</text:p>
          </table:table-cell>
        </table:table-row>
        <table:table-row table:style-name="ro1">
          <table:table-cell office:value-type="string" calcext:value-type="string">
            <text:p><text:s/>2023-04-22 <text:s text:c="10"/>9 </text:p>
          </table:table-cell>
          <table:table-cell table:number-columns-repeated="2"/>
          <table:table-cell table:style-name="ce1" office:value-type="date" office:date-value="2023-04-22" calcext:value-type="date">
            <text:p>2023-04-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date" office:date-value="2023-04-03" calcext:value-type="date">
            <text:p>2023-04-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2023-04-25 <text:s text:c="10"/>4 </text:p>
          </table:table-cell>
          <table:table-cell table:number-columns-repeated="2"/>
          <table:table-cell table:style-name="ce1" office:value-type="date" office:date-value="2023-04-25" calcext:value-type="date">
            <text:p>2023-04-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office:value-type="date" office:date-value="2023-04-04" calcext:value-type="date">
            <text:p>2023-04-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2023-04-26 <text:s text:c="10"/>7 </text:p>
          </table:table-cell>
          <table:table-cell table:number-columns-repeated="2"/>
          <table:table-cell table:style-name="ce1" office:value-type="date" office:date-value="2023-04-26" calcext:value-type="date">
            <text:p>2023-04-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date" office:date-value="2023-04-11" calcext:value-type="date">
            <text:p>2023-04-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2023-04-27 <text:s text:c="8"/>115 </text:p>
          </table:table-cell>
          <table:table-cell table:number-columns-repeated="2"/>
          <table:table-cell table:style-name="ce1" office:value-type="date" office:date-value="2023-04-27" calcext:value-type="date">
            <text:p>2023-04-27</text:p>
          </table:table-cell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1" office:value-type="date" office:date-value="2023-04-16" calcext:value-type="date">
            <text:p>2023-04-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2023-05-01 <text:s text:c="9"/>10 </text:p>
          </table:table-cell>
          <table:table-cell table:number-columns-repeated="2"/>
          <table:table-cell table:style-name="ce1" office:value-type="date" office:date-value="2023-05-01" calcext:value-type="date">
            <text:p>2023-05-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date" office:date-value="2023-04-20" calcext:value-type="date">
            <text:p>2023-04-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2023-05-02 <text:s text:c="9"/>26 </text:p>
          </table:table-cell>
          <table:table-cell table:number-columns-repeated="2"/>
          <table:table-cell table:style-name="ce1" office:value-type="date" office:date-value="2023-05-02" calcext:value-type="date">
            <text:p>2023-05-0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date" office:date-value="2023-04-22" calcext:value-type="date">
            <text:p>2023-04-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2023-05-03 <text:s text:c="10"/>2 </text:p>
          </table:table-cell>
          <table:table-cell table:number-columns-repeated="2"/>
          <table:table-cell table:style-name="ce1" office:value-type="date" office:date-value="2023-05-03" calcext:value-type="date">
            <text:p>2023-05-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date" office:date-value="2023-04-25" calcext:value-type="date">
            <text:p>2023-04-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2023-05-04 <text:s text:c="9"/>22 </text:p>
          </table:table-cell>
          <table:table-cell table:number-columns-repeated="2"/>
          <table:table-cell table:style-name="ce1" office:value-type="date" office:date-value="2023-05-04" calcext:value-type="date">
            <text:p>2023-05-0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style-name="ce1" office:value-type="date" office:date-value="2023-04-26" calcext:value-type="date">
            <text:p>2023-04-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2023-05-06 <text:s text:c="9"/>30 </text:p>
          </table:table-cell>
          <table:table-cell table:number-columns-repeated="2"/>
          <table:table-cell table:style-name="ce1" office:value-type="date" office:date-value="2023-05-06" calcext:value-type="date">
            <text:p>2023-05-0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date" office:date-value="2023-04-27" calcext:value-type="date">
            <text:p>2023-04-27</text:p>
          </table:table-cell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s/>2023-05-07 <text:s text:c="10"/>6 </text:p>
          </table:table-cell>
          <table:table-cell table:number-columns-repeated="2"/>
          <table:table-cell table:style-name="ce1" office:value-type="date" office:date-value="2023-05-07" calcext:value-type="date">
            <text:p>2023-05-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tal</text:p>
          </table:table-cell>
          <table:table-cell table:formula="of:=SUM([.J47:.J55])" office:value-type="float" office:value="170" calcext:value-type="float">
            <text:p>170</text:p>
          </table:table-cell>
          <table:table-cell table:formula="of:=SUM([.K47:.K55])" office:value-type="float" office:value="61" calcext:value-type="float">
            <text:p>61</text:p>
          </table:table-cell>
          <table:table-cell table:formula="of:=SUM([.L47:.L55]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<text:s/>2023-05-08 <text:s text:c="9"/>40 </text:p>
          </table:table-cell>
          <table:table-cell table:number-columns-repeated="2"/>
          <table:table-cell table:style-name="ce1" office:value-type="date" office:date-value="2023-05-08" calcext:value-type="date">
            <text:p>2023-05-08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023-05-09 <text:s text:c="9"/>14 </text:p>
          </table:table-cell>
          <table:table-cell table:number-columns-repeated="2"/>
          <table:table-cell table:style-name="ce1" office:value-type="date" office:date-value="2023-05-09" calcext:value-type="date">
            <text:p>2023-05-0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2023-05-12 <text:s text:c="10"/>8 </text:p>
          </table:table-cell>
          <table:table-cell table:number-columns-repeated="2"/>
          <table:table-cell table:style-name="ce1" office:value-type="date" office:date-value="2023-05-12" calcext:value-type="date">
            <text:p>2023-05-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-------------+-----------+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E12:.E59])" office:value-type="float" office:value="1689" calcext:value-type="float">
            <text:p>1689</text:p>
          </table:table-cell>
          <table:table-cell table:formula="of:=SUM([.F12:.F59])" office:value-type="float" office:value="633" calcext:value-type="float">
            <text:p>633</text:p>
          </table:table-cell>
          <table:table-cell table:formula="of:=SUM([.G12:.G59])" office:value-type="float" office:value="1056" calcext:value-type="float">
            <text:p>1056</text:p>
          </table:table-cell>
          <table:table-cell table:number-columns-repeated="5"/>
        </table:table-row>
        <table:table-row table:style-name="ro1" table:number-rows-repeated="8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User Coun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02" calcext:value-type="date">
            <text:p>2023-02-02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06" calcext:value-type="date">
            <text:p>2023-02-06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07" calcext:value-type="date">
            <text:p>2023-02-07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14" calcext:value-type="date">
            <text:p>2023-02-1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16" calcext:value-type="date">
            <text:p>2023-02-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17" calcext:value-type="date">
            <text:p>2023-02-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19" calcext:value-type="date">
            <text:p>2023-02-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20" calcext:value-type="date">
            <text:p>2023-02-2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21" calcext:value-type="date">
            <text:p>2023-02-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23" calcext:value-type="date">
            <text:p>2023-02-23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24" calcext:value-type="date">
            <text:p>2023-02-2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27" calcext:value-type="date">
            <text:p>2023-02-27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2-28" calcext:value-type="date">
            <text:p>2023-02-2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01" calcext:value-type="date">
            <text:p>2023-03-0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02" calcext:value-type="date">
            <text:p>2023-03-0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05" calcext:value-type="date">
            <text:p>2023-03-0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08" calcext:value-type="date">
            <text:p>2023-03-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09" calcext:value-type="date">
            <text:p>2023-03-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13" calcext:value-type="date">
            <text:p>2023-03-1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14" calcext:value-type="date">
            <text:p>2023-03-1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15" calcext:value-type="date">
            <text:p>2023-03-1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16" calcext:value-type="date">
            <text:p>2023-03-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17" calcext:value-type="date">
            <text:p>2023-03-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20" calcext:value-type="date">
            <text:p>2023-03-2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21" calcext:value-type="date">
            <text:p>2023-03-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22" calcext:value-type="date">
            <text:p>2023-03-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23" calcext:value-type="date">
            <text:p>2023-03-2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27" calcext:value-type="date">
            <text:p>2023-03-2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29" calcext:value-type="date">
            <text:p>2023-03-2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3-30" calcext:value-type="date">
            <text:p>2023-03-3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4-03" calcext:value-type="date">
            <text:p>2023-04-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4-04" calcext:value-type="date">
            <text:p>2023-04-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4-11" calcext:value-type="date">
            <text:p>2023-04-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4-16" calcext:value-type="date">
            <text:p>2023-04-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4-20" calcext:value-type="date">
            <text:p>2023-04-2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4-22" calcext:value-type="date">
            <text:p>2023-04-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4-25" calcext:value-type="date">
            <text:p>2023-04-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4-26" calcext:value-type="date">
            <text:p>2023-04-2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4-27" calcext:value-type="date">
            <text:p>2023-04-2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5-01" calcext:value-type="date">
            <text:p>2023-05-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5-02" calcext:value-type="date">
            <text:p>2023-05-0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5-03" calcext:value-type="date">
            <text:p>2023-05-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5-04" calcext:value-type="date">
            <text:p>2023-05-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5-06" calcext:value-type="date">
            <text:p>2023-05-0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5-07" calcext:value-type="date">
            <text:p>2023-05-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5-08" calcext:value-type="date">
            <text:p>2023-05-0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5-09" calcext:value-type="date">
            <text:p>2023-05-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23-05-12" calcext:value-type="date">
            <text:p>2023-05-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9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Total Messages</text:p>
          </table:table-cell>
          <table:table-cell office:value-type="string" calcext:value-type="string">
            <text:p>Total Received Messages</text:p>
          </table:table-cell>
          <table:table-cell office:value-type="string" calcext:value-type="string">
            <text:p>Total Sent Messages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otal Messages</text:p>
          </table:table-cell>
          <table:table-cell office:value-type="string" calcext:value-type="string">
            <text:p>Total Received Messages</text:p>
          </table:table-cell>
          <table:table-cell office:value-type="string" calcext:value-type="string">
            <text:p>Total Sent Message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01" calcext:value-type="date">
            <text:p>2023-03-0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date" office:date-value="2023-03-01" calcext:value-type="date">
            <text:p>2023-03-01</text:p>
          </table:table-cell>
          <table:table-cell table:formula="of:=[.D292]*2" office:value-type="float" office:value="52" calcext:value-type="float">
            <text:p>52</text:p>
          </table:table-cell>
          <table:table-cell table:formula="of:=[.E292]*2" office:value-type="float" office:value="16" calcext:value-type="float">
            <text:p>16</text:p>
          </table:table-cell>
          <table:table-cell table:formula="of:=[.F292]*2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02" calcext:value-type="date">
            <text:p>2023-03-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date" office:date-value="2023-03-02" calcext:value-type="date">
            <text:p>2023-03-02</text:p>
          </table:table-cell>
          <table:table-cell table:formula="of:=[.D293]*2" office:value-type="float" office:value="4" calcext:value-type="float">
            <text:p>4</text:p>
          </table:table-cell>
          <table:table-cell table:formula="of:=[.E293]*2" office:value-type="float" office:value="2" calcext:value-type="float">
            <text:p>2</text:p>
          </table:table-cell>
          <table:table-cell table:formula="of:=[.F293]*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05" calcext:value-type="date">
            <text:p>2023-03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date" office:date-value="2023-03-05" calcext:value-type="date">
            <text:p>2023-03-05</text:p>
          </table:table-cell>
          <table:table-cell table:formula="of:=[.D294]*2" office:value-type="float" office:value="12" calcext:value-type="float">
            <text:p>12</text:p>
          </table:table-cell>
          <table:table-cell table:formula="of:=[.E294]*2" office:value-type="float" office:value="4" calcext:value-type="float">
            <text:p>4</text:p>
          </table:table-cell>
          <table:table-cell table:formula="of:=[.F294]*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08" calcext:value-type="date">
            <text:p>2023-03-0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date" office:date-value="2023-03-08" calcext:value-type="date">
            <text:p>2023-03-08</text:p>
          </table:table-cell>
          <table:table-cell table:formula="of:=[.D295]*2" office:value-type="float" office:value="30" calcext:value-type="float">
            <text:p>30</text:p>
          </table:table-cell>
          <table:table-cell table:formula="of:=[.E295]*2" office:value-type="float" office:value="12" calcext:value-type="float">
            <text:p>12</text:p>
          </table:table-cell>
          <table:table-cell table:formula="of:=[.F295]*2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09" calcext:value-type="date">
            <text:p>2023-03-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date" office:date-value="2023-03-09" calcext:value-type="date">
            <text:p>2023-03-09</text:p>
          </table:table-cell>
          <table:table-cell table:formula="of:=[.D296]*2" office:value-type="float" office:value="4" calcext:value-type="float">
            <text:p>4</text:p>
          </table:table-cell>
          <table:table-cell table:formula="of:=[.E296]*2" office:value-type="float" office:value="2" calcext:value-type="float">
            <text:p>2</text:p>
          </table:table-cell>
          <table:table-cell table:formula="of:=[.F296]*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13" calcext:value-type="date">
            <text:p>2023-03-13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date" office:date-value="2023-03-13" calcext:value-type="date">
            <text:p>2023-03-13</text:p>
          </table:table-cell>
          <table:table-cell table:formula="of:=[.D297]*2" office:value-type="float" office:value="86" calcext:value-type="float">
            <text:p>86</text:p>
          </table:table-cell>
          <table:table-cell table:formula="of:=[.E297]*2" office:value-type="float" office:value="26" calcext:value-type="float">
            <text:p>26</text:p>
          </table:table-cell>
          <table:table-cell table:formula="of:=[.F297]*2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14" calcext:value-type="date">
            <text:p>2023-03-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date" office:date-value="2023-03-14" calcext:value-type="date">
            <text:p>2023-03-14</text:p>
          </table:table-cell>
          <table:table-cell table:formula="of:=[.D298]*2" office:value-type="float" office:value="36" calcext:value-type="float">
            <text:p>36</text:p>
          </table:table-cell>
          <table:table-cell table:formula="of:=[.E298]*2" office:value-type="float" office:value="10" calcext:value-type="float">
            <text:p>10</text:p>
          </table:table-cell>
          <table:table-cell table:formula="of:=[.F298]*2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15" calcext:value-type="date">
            <text:p>2023-03-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date" office:date-value="2023-03-15" calcext:value-type="date">
            <text:p>2023-03-15</text:p>
          </table:table-cell>
          <table:table-cell table:formula="of:=[.D299]*2" office:value-type="float" office:value="36" calcext:value-type="float">
            <text:p>36</text:p>
          </table:table-cell>
          <table:table-cell table:formula="of:=[.E299]*2" office:value-type="float" office:value="14" calcext:value-type="float">
            <text:p>14</text:p>
          </table:table-cell>
          <table:table-cell table:formula="of:=[.F299]*2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16" calcext:value-type="date">
            <text:p>2023-03-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date" office:date-value="2023-03-16" calcext:value-type="date">
            <text:p>2023-03-16</text:p>
          </table:table-cell>
          <table:table-cell table:formula="of:=[.D300]*2" office:value-type="float" office:value="22" calcext:value-type="float">
            <text:p>22</text:p>
          </table:table-cell>
          <table:table-cell table:formula="of:=[.E300]*2" office:value-type="float" office:value="8" calcext:value-type="float">
            <text:p>8</text:p>
          </table:table-cell>
          <table:table-cell table:formula="of:=[.F300]*2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17" calcext:value-type="date">
            <text:p>2023-03-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date" office:date-value="2023-03-17" calcext:value-type="date">
            <text:p>2023-03-17</text:p>
          </table:table-cell>
          <table:table-cell table:formula="of:=[.D301]*2" office:value-type="float" office:value="40" calcext:value-type="float">
            <text:p>40</text:p>
          </table:table-cell>
          <table:table-cell table:formula="of:=[.E301]*2" office:value-type="float" office:value="14" calcext:value-type="float">
            <text:p>14</text:p>
          </table:table-cell>
          <table:table-cell table:formula="of:=[.F301]*2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20" calcext:value-type="date">
            <text:p>2023-03-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date" office:date-value="2023-03-20" calcext:value-type="date">
            <text:p>2023-03-20</text:p>
          </table:table-cell>
          <table:table-cell table:formula="of:=[.D302]*2" office:value-type="float" office:value="44" calcext:value-type="float">
            <text:p>44</text:p>
          </table:table-cell>
          <table:table-cell table:formula="of:=[.E302]*2" office:value-type="float" office:value="16" calcext:value-type="float">
            <text:p>16</text:p>
          </table:table-cell>
          <table:table-cell table:formula="of:=[.F302]*2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21" calcext:value-type="date">
            <text:p>2023-03-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date" office:date-value="2023-03-21" calcext:value-type="date">
            <text:p>2023-03-21</text:p>
          </table:table-cell>
          <table:table-cell table:formula="of:=[.D303]*2" office:value-type="float" office:value="4" calcext:value-type="float">
            <text:p>4</text:p>
          </table:table-cell>
          <table:table-cell table:formula="of:=[.E303]*2" office:value-type="float" office:value="2" calcext:value-type="float">
            <text:p>2</text:p>
          </table:table-cell>
          <table:table-cell table:formula="of:=[.F303]*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22" calcext:value-type="date">
            <text:p>2023-03-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date" office:date-value="2023-03-22" calcext:value-type="date">
            <text:p>2023-03-22</text:p>
          </table:table-cell>
          <table:table-cell table:formula="of:=[.D304]*2" office:value-type="float" office:value="14" calcext:value-type="float">
            <text:p>14</text:p>
          </table:table-cell>
          <table:table-cell table:formula="of:=[.E304]*2" office:value-type="float" office:value="4" calcext:value-type="float">
            <text:p>4</text:p>
          </table:table-cell>
          <table:table-cell table:formula="of:=[.F304]*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23" calcext:value-type="date">
            <text:p>2023-03-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date" office:date-value="2023-03-23" calcext:value-type="date">
            <text:p>2023-03-23</text:p>
          </table:table-cell>
          <table:table-cell table:formula="of:=[.D305]*2" office:value-type="float" office:value="16" calcext:value-type="float">
            <text:p>16</text:p>
          </table:table-cell>
          <table:table-cell table:formula="of:=[.E305]*2" office:value-type="float" office:value="6" calcext:value-type="float">
            <text:p>6</text:p>
          </table:table-cell>
          <table:table-cell table:formula="of:=[.F305]*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27" calcext:value-type="date">
            <text:p>2023-03-2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date" office:date-value="2023-03-27" calcext:value-type="date">
            <text:p>2023-03-27</text:p>
          </table:table-cell>
          <table:table-cell table:formula="of:=[.D306]*2" office:value-type="float" office:value="60" calcext:value-type="float">
            <text:p>60</text:p>
          </table:table-cell>
          <table:table-cell table:formula="of:=[.E306]*2" office:value-type="float" office:value="26" calcext:value-type="float">
            <text:p>26</text:p>
          </table:table-cell>
          <table:table-cell table:formula="of:=[.F306]*2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29" calcext:value-type="date">
            <text:p>2023-03-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date" office:date-value="2023-03-29" calcext:value-type="date">
            <text:p>2023-03-29</text:p>
          </table:table-cell>
          <table:table-cell table:formula="of:=[.D307]*2" office:value-type="float" office:value="12" calcext:value-type="float">
            <text:p>12</text:p>
          </table:table-cell>
          <table:table-cell table:formula="of:=[.E307]*2" office:value-type="float" office:value="4" calcext:value-type="float">
            <text:p>4</text:p>
          </table:table-cell>
          <table:table-cell table:formula="of:=[.F307]*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23-03-30" calcext:value-type="date">
            <text:p>2023-03-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office:value-type="date" office:date-value="2023-03-30" calcext:value-type="date">
            <text:p>2023-03-30</text:p>
          </table:table-cell>
          <table:table-cell table:formula="of:=[.D308]*2" office:value-type="float" office:value="8" calcext:value-type="float">
            <text:p>8</text:p>
          </table:table-cell>
          <table:table-cell table:formula="of:=[.E308]*2" office:value-type="float" office:value="4" calcext:value-type="float">
            <text:p>4</text:p>
          </table:table-cell>
          <table:table-cell table:formula="of:=[.F308]*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92:.D308])" office:value-type="float" office:value="240" calcext:value-type="float">
            <text:p>240</text:p>
          </table:table-cell>
          <table:table-cell table:formula="of:=SUM([.E292:.E308])" office:value-type="float" office:value="85" calcext:value-type="float">
            <text:p>85</text:p>
          </table:table-cell>
          <table:table-cell table:formula="of:=SUM([.F292:.F308])" office:value-type="float" office:value="155" calcext:value-type="float">
            <text:p>155</text:p>
          </table:table-cell>
          <table:table-cell/>
          <table:table-cell office:value-type="string" calcext:value-type="string">
            <text:p>Total</text:p>
          </table:table-cell>
          <table:table-cell table:formula="of:=SUM([.I292:.I308])" office:value-type="float" office:value="480" calcext:value-type="float">
            <text:p>480</text:p>
          </table:table-cell>
          <table:table-cell table:formula="of:=SUM([.J292:.J308])" office:value-type="float" office:value="170" calcext:value-type="float">
            <text:p>170</text:p>
          </table:table-cell>
          <table:table-cell table:formula="of:=SUM([.K292:.K308])" office:value-type="float" office:value="310" calcext:value-type="float">
            <text:p>3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/00/0000</text:date>, <text:time style:data-style-name="N2" text:time-value="17:01:03.4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0:57:03.620000000</meta:creation-date>
    <dc:date>2023-08-04T17:01:24.548000000</dc:date>
    <meta:editing-duration>PT1H33M52S</meta:editing-duration>
    <meta:editing-cycles>5</meta:editing-cycles>
    <meta:generator>LibreOffice/7.5.3.2$Windows_X86_64 LibreOffice_project/9f56dff12ba03b9acd7730a5a481eea045e468f3</meta:generator>
    <meta:document-statistic meta:table-count="1" meta:cell-count="68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23cm" svg:height="15.2cm" xlink:href=".." xlink:type="simple" chart:class="chart:bar" chart:style-name="ch1">
        <chart:title svg:x="12.211cm" svg:y="0.44cm" chart:style-name="ch2">
          <text:p>March-2023</text:p>
        </chart:title>
        <chart:subtitle svg:x="11.335cm" svg:y="1.549cm" chart:style-name="ch3">
          <text:p>Total Messages Analysis</text:p>
        </chart:subtitle>
        <chart:legend chart:legend-position="top" svg:x="7.709cm" svg:y="2.391cm" style:legend-expansion="wide" chart:style-name="ch4"/>
        <chart:plot-area chart:style-name="ch5" table:cell-range-address="Sheet1.I25:Sheet1.L41 Sheet1.J24:Sheet1.L24" chart:data-source-has-labels="both" svg:x="1.541cm" svg:y="3.299cm" svg:width="24.942cm" svg:height="10.62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2.333cm" svg:y="3.299cm" svg:width="24.065cm" svg:height="8.83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title svg:x="13.542cm" svg:y="14.229cm" chart:style-name="ch7">
              <text:p>Dates</text:p>
            </chart:title>
            <chart:categories table:cell-range-address="Sheet1.I25:Sheet1.I41"/>
          </chart:axis>
          <chart:axis chart:dimension="y" chart:name="primary-y" chart:style-name="ch8">
            <chart:title svg:x="0.451cm" svg:y="9.844cm" chart:style-name="ch9">
              <text:p>Messages Coun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J25:Sheet1.J41" chart:label-cell-address="Sheet1.J24:Sheet1.J24" chart:class="chart:bar">
            <chart:data-point chart:repeated="17"/>
          </chart:series>
          <chart:series chart:style-name="ch13" chart:values-cell-range-address="Sheet1.K25:Sheet1.K41" chart:label-cell-address="Sheet1.K24:Sheet1.K24" chart:class="chart:bar">
            <chart:data-point chart:repeated="17"/>
          </chart:series>
          <chart:series chart:style-name="ch14" chart:values-cell-range-address="Sheet1.L25:Sheet1.L41" chart:label-cell-address="Sheet1.L24:Sheet1.L24" chart:class="chart:bar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essages</text:p>
                <draw:g>
                  <svg:desc>Sheet1.J24:Sheet1.J24</svg:desc>
                </draw:g>
              </table:table-cell>
              <table:table-cell office:value-type="string">
                <text:p>Total Received Messages</text:p>
                <draw:g>
                  <svg:desc>Sheet1.K24:Sheet1.K24</svg:desc>
                </draw:g>
              </table:table-cell>
              <table:table-cell office:value-type="string">
                <text:p>Total Sent Messages</text:p>
                <draw:g>
                  <svg:desc>Sheet1.L24:Sheet1.L24</svg:desc>
                </draw:g>
              </table:table-cell>
            </table:table-row>
          </table:table-header-rows>
          <table:table-rows>
            <table:table-row>
              <table:table-cell office:value-type="float" office:value="44986">
                <text:p>44986</text:p>
                <draw:g>
                  <svg:desc>Sheet1.I25:Sheet1.I41</svg:desc>
                </draw:g>
              </table:table-cell>
              <table:table-cell office:value-type="float" office:value="26">
                <text:p>26</text:p>
                <draw:g>
                  <svg:desc>Sheet1.J25:Sheet1.J41</svg:desc>
                </draw:g>
              </table:table-cell>
              <table:table-cell office:value-type="float" office:value="8">
                <text:p>8</text:p>
                <draw:g>
                  <svg:desc>Sheet1.K25:Sheet1.K41</svg:desc>
                </draw:g>
              </table:table-cell>
              <table:table-cell office:value-type="float" office:value="18">
                <text:p>18</text:p>
                <draw:g>
                  <svg:desc>Sheet1.L25:Sheet1.L41</svg:desc>
                </draw:g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90">
                <text:p>4499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100000010000000A0000000A2BED265059697777.gif"/>
      </style:chart-properties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15cm" chart:symbol-height="0.15cm" chart:link-data-style-to-source="true">
        <chart:symbol-image xlink:href="Pictures/100000010000000A0000000A2BED265059697777.gif"/>
      </style:chart-properties>
      <style:graphic-properties svg:stroke-width="0.08cm" svg:stroke-color="#31aefb" draw:fill-color="#31aef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99cm" svg:height="14.619cm" xlink:href=".." xlink:type="simple" chart:class="chart:line" chart:style-name="ch1">
        <chart:title svg:x="11.748cm" svg:y="0.428cm" chart:style-name="ch2">
          <text:p>User Count</text:p>
        </chart:title>
        <chart:plot-area chart:style-name="ch3" table:cell-range-address="Sheet1.C148:Sheet1.D195 Sheet1.D147:Sheet1.D147" chart:data-source-has-labels="both" svg:x="1.52cm" svg:y="1.525cm" svg:width="23.951cm" svg:height="11.831cm">
          <chart:coordinate-region svg:x="2.922cm" svg:y="1.727cm" svg:width="22.407cm" svg:height="9.835cm"/>
          <chart:axis chart:dimension="x" chart:name="primary-x" chart:style-name="ch4" chartooo:axis-type="auto">
            <chartooo:date-scale/>
            <chart:title svg:x="13.11cm" svg:y="13.648cm" chart:style-name="ch5">
              <text:p>Date</text:p>
            </chart:title>
            <chart:categories table:cell-range-address="Sheet1.C148:Sheet1.C195"/>
          </chart:axis>
          <chart:axis chart:dimension="y" chart:name="primary-y" chart:style-name="ch6">
            <chart:title svg:x="0.451cm" svg:y="8.291cm" chart:style-name="ch7">
              <text:p>User Count</text:p>
            </chart:title>
            <chart:grid chart:style-name="ch8" chart:class="major"/>
          </chart:axis>
          <chart:series chart:style-name="ch9" chart:values-cell-range-address="Sheet1.D148:Sheet1.D195" chart:label-cell-address="Sheet1.D147:Sheet1.D147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Count</text:p>
                <draw:g>
                  <svg:desc>Sheet1.D147:Sheet1.D147</svg:desc>
                </draw:g>
              </table:table-cell>
            </table:table-row>
          </table:table-header-rows>
          <table:table-rows>
            <table:table-row>
              <table:table-cell office:value-type="float" office:value="44959">
                <text:p>44959</text:p>
                <draw:g>
                  <svg:desc>Sheet1.C148:Sheet1.C195</svg:desc>
                </draw:g>
              </table:table-cell>
              <table:table-cell office:value-type="float" office:value="6">
                <text:p>6</text:p>
                <draw:g>
                  <svg:desc>Sheet1.D148:Sheet1.D195</svg:desc>
                </draw:g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977">
                <text:p>44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90">
                <text:p>44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32">
                <text:p>45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38">
                <text:p>4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52">
                <text:p>450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53">
                <text:p>45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26cm" svg:height="14.302cm" xlink:href=".." xlink:type="simple" chart:class="chart:bar" chart:style-name="ch1">
        <chart:legend chart:legend-position="end" svg:x="20.565cm" svg:y="6.345cm" style:legend-expansion="high" chart:style-name="ch2"/>
        <chart:plot-area chart:style-name="ch3" table:cell-range-address="Sheet1.H292:Sheet1.K308 Sheet1.I291:Sheet1.K291" chart:data-source-has-labels="both" svg:x="0.508cm" svg:y="0.286cm" svg:width="19.549cm" svg:height="13.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61cm" svg:y="0.374cm" svg:width="18.447cm" svg:height="11.7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H292:Sheet1.H30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Sheet1.I292:Sheet1.I308" chart:label-cell-address="Sheet1.I291:Sheet1.I291" chart:class="chart:bar">
            <chart:data-point chart:repeated="17"/>
          </chart:series>
          <chart:series chart:style-name="ch9" chart:values-cell-range-address="Sheet1.J292:Sheet1.J308" chart:label-cell-address="Sheet1.J291:Sheet1.J291" chart:class="chart:bar">
            <chart:data-point chart:repeated="17"/>
          </chart:series>
          <chart:series chart:style-name="ch10" chart:values-cell-range-address="Sheet1.K292:Sheet1.K308" chart:label-cell-address="Sheet1.K291:Sheet1.K29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essages</text:p>
                <draw:g>
                  <svg:desc>Sheet1.I291:Sheet1.I291</svg:desc>
                </draw:g>
              </table:table-cell>
              <table:table-cell office:value-type="string">
                <text:p>Total Received Messages</text:p>
                <draw:g>
                  <svg:desc>Sheet1.J291:Sheet1.J291</svg:desc>
                </draw:g>
              </table:table-cell>
              <table:table-cell office:value-type="string">
                <text:p>Total Sent Messages</text:p>
                <draw:g>
                  <svg:desc>Sheet1.K291:Sheet1.K291</svg:desc>
                </draw:g>
              </table:table-cell>
            </table:table-row>
          </table:table-header-rows>
          <table:table-rows>
            <table:table-row>
              <table:table-cell office:value-type="float" office:value="44986">
                <text:p>44986</text:p>
                <draw:g>
                  <svg:desc>Sheet1.H292:Sheet1.H308</svg:desc>
                </draw:g>
              </table:table-cell>
              <table:table-cell office:value-type="float" office:value="52">
                <text:p>52</text:p>
                <draw:g>
                  <svg:desc>Sheet1.I292:Sheet1.I308</svg:desc>
                </draw:g>
              </table:table-cell>
              <table:table-cell office:value-type="float" office:value="16">
                <text:p>16</text:p>
                <draw:g>
                  <svg:desc>Sheet1.J292:Sheet1.J308</svg:desc>
                </draw:g>
              </table:table-cell>
              <table:table-cell office:value-type="float" office:value="36">
                <text:p>36</text:p>
                <draw:g>
                  <svg:desc>Sheet1.K292:Sheet1.K308</svg:desc>
                </draw:g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990">
                <text:p>4499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